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media-type="application/vnd.oasis.opendocument.text" manifest:version="1.3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Replacements/Object 2" manifest:media-type="image/png"/>
  <manifest:file-entry manifest:full-path="Object 2" manifest:media-type="application/vnd.sun.star.oleobject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Objekt1" text:anchor-type="as-char" svg:width="14.182cm" svg:height="3.471cm" draw:z-index="0"><draw:object-ole xlink:href="./Object 2" xlink:type="simple" xlink:show="embed" xlink:actuate="onLoad"/><draw:image xlink:href="./ObjectReplacements/Object 2" xlink:type="simple" xlink:show="embed" xlink:actuate="onLoad"/><svg:title>  OLE Object</svg:title></draw:frame><text:s/><text:line-break/>Bild: Fehlererkennungszeit, Fehlerreaktionszeit und Fehlertoleranzintervall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4T10:06:47.819000000</dc:date>
    <meta:editing-duration>P0D</meta:editing-duration>
    <meta:editing-cycles>1</meta:editing-cycles>
    <meta:document-statistic meta:table-count="0" meta:image-count="0" meta:object-count="1" meta:page-count="1" meta:paragraph-count="1" meta:word-count="5" meta:character-count="78" meta:non-whitespace-character-count="71"/>
    <meta:generator>LibreOfficeDev/7.0.1.2.0$Windows_X86_64 LibreOffice_project/92471550b8c43d8ff0cef8b414884d697edf9e63</meta:generator>
  </office:meta>
</office:document-meta>
</file>